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Liberation Sans"/>
    </style:style>
    <style:style style:name="P2" style:family="paragraph" style:parent-style-name="Standard" style:list-style-name="L3">
      <style:paragraph-properties fo:margin-left="2.501cm" fo:margin-right="0cm" fo:text-indent="0cm" style:auto-text-indent="false"/>
      <style:text-properties style:font-name="Tahoma"/>
    </style:style>
    <style:style style:name="P3" style:family="paragraph" style:parent-style-name="Standard" style:list-style-name="L5">
      <style:paragraph-properties fo:margin-left="2.501cm" fo:margin-right="0cm" fo:text-indent="0cm" style:auto-text-indent="false"/>
      <style:text-properties style:font-name="Tahoma"/>
    </style:style>
    <style:style style:name="P4" style:family="paragraph" style:parent-style-name="Standard" style:list-style-name="L6">
      <style:paragraph-properties fo:margin-left="2.501cm" fo:margin-right="0cm" fo:text-indent="0cm" style:auto-text-indent="false"/>
      <style:text-properties style:font-name="Tahoma"/>
    </style:style>
    <style:style style:name="P5" style:family="paragraph" style:parent-style-name="Standard" style:list-style-name="L7">
      <style:paragraph-properties fo:margin-left="2.501cm" fo:margin-right="0cm" fo:text-indent="0cm" style:auto-text-indent="false"/>
      <style:text-properties style:font-name="Tahoma"/>
    </style:style>
    <style:style style:name="P6" style:family="paragraph" style:parent-style-name="Standard" style:list-style-name="L8">
      <style:paragraph-properties fo:margin-left="2.501cm" fo:margin-right="0cm" fo:text-indent="0cm" style:auto-text-indent="false"/>
      <style:text-properties style:font-name="Tahoma"/>
    </style:style>
    <style:style style:name="P7" style:family="paragraph" style:parent-style-name="Standard" style:list-style-name="L9">
      <style:paragraph-properties fo:margin-left="2.501cm" fo:margin-right="0cm" fo:text-indent="0cm" style:auto-text-indent="false"/>
      <style:text-properties style:font-name="Tahoma"/>
    </style:style>
    <style:style style:name="P8" style:family="paragraph" style:parent-style-name="Standard" style:list-style-name="L11">
      <style:paragraph-properties fo:margin-left="2.501cm" fo:margin-right="0cm" fo:text-indent="0cm" style:auto-text-indent="false"/>
      <style:text-properties style:font-name="Tahoma"/>
    </style:style>
    <style:style style:name="P9" style:family="paragraph" style:parent-style-name="Standard" style:list-style-name="L14">
      <style:paragraph-properties fo:margin-left="2.501cm" fo:margin-right="0cm" fo:text-indent="0cm" style:auto-text-indent="false"/>
      <style:text-properties style:font-name="Tahoma"/>
    </style:style>
    <style:style style:name="P10" style:family="paragraph" style:parent-style-name="Standard" style:list-style-name="L3">
      <style:paragraph-properties fo:margin-left="2.501cm" fo:margin-right="0cm" fo:text-indent="0cm" style:auto-text-indent="false"/>
    </style:style>
    <style:style style:name="P11" style:family="paragraph" style:parent-style-name="Standard" style:list-style-name="L5">
      <style:paragraph-properties fo:margin-left="2.501cm" fo:margin-right="0cm" fo:text-indent="0cm" style:auto-text-indent="false"/>
    </style:style>
    <style:style style:name="P12" style:family="paragraph" style:parent-style-name="Standard" style:list-style-name="L6">
      <style:paragraph-properties fo:margin-left="2.501cm" fo:margin-right="0cm" fo:text-indent="0cm" style:auto-text-indent="false"/>
    </style:style>
    <style:style style:name="P13" style:family="paragraph" style:parent-style-name="Standard" style:list-style-name="L7">
      <style:paragraph-properties fo:margin-left="2.501cm" fo:margin-right="0cm" fo:text-indent="0cm" style:auto-text-indent="false"/>
    </style:style>
    <style:style style:name="P14" style:family="paragraph" style:parent-style-name="Standard" style:list-style-name="L8">
      <style:paragraph-properties fo:margin-left="2.501cm" fo:margin-right="0cm" fo:text-indent="0cm" style:auto-text-indent="false"/>
    </style:style>
    <style:style style:name="P15" style:family="paragraph" style:parent-style-name="Standard" style:list-style-name="L9">
      <style:paragraph-properties fo:margin-left="2.501cm" fo:margin-right="0cm" fo:text-indent="0cm" style:auto-text-indent="false"/>
    </style:style>
    <style:style style:name="P16" style:family="paragraph" style:parent-style-name="Standard" style:list-style-name="L11">
      <style:paragraph-properties fo:margin-left="2.501cm" fo:margin-right="0cm" fo:text-indent="0cm" style:auto-text-indent="false"/>
    </style:style>
    <style:style style:name="P17" style:family="paragraph" style:parent-style-name="Standard" style:list-style-name="L14">
      <style:paragraph-properties fo:margin-left="2.501cm" fo:margin-right="0cm" fo:text-indent="0cm" style:auto-text-indent="false"/>
    </style:style>
    <style:style style:name="T1" style:family="text">
      <style:text-properties style:font-name="Tahoma"/>
    </style:style>
    <text:list-style style:name="L1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7.6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8.25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8.89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54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7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44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0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6.3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98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7.62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2651014" text:style-name="L1">
        <text:list-item>
          <text:p text:style-name="P1">Fonctionnalités</text:p>
        </text:list-item>
      </text:list>
      <text:list xml:id="list346176394" text:style-name="L3">
        <text:list-item>
          <text:p text:style-name="P10"><text:span text:style-name="T1">Description :</text:span></text:p>
          <text:list>
            <text:list-item>
              <text:p text:style-name="P10"><text:span text:style-name="T1">Cet outil permet de travailler sur les bases de données.</text:span></text:p>
            </text:list-item>
          </text:list>
        </text:list-item>
        <text:list-item>
          <text:p text:style-name="P10"><text:span text:style-name="T1">Références :</text:span></text:p>
          <text:list>
            <text:list-item>
              <text:p text:style-name="P2"><text:a xlink:type="simple" xlink:href="http://sqlitebrowser.sourceforge.net/screenshots.html">http://sqlitebrowser.sourceforge.net/screenshots.html</text:a></text:p>
            </text:list-item>
            <text:list-item>
              <text:p text:style-name="P2"><text:a xlink:type="simple" xlink:href="http://www.monodevelop.com/Database_support">http://www.monodevelop.com/Database_support</text:a></text:p>
            </text:list-item>
            <text:list-item>
              <text:p text:style-name="P2"><text:a xlink:type="simple" xlink:href="http://www.sqlmaestro.com/products/sqlite/maestro/screenshots/">http://www.sqlmaestro.com/products/sqlite/maestro/screenshots/</text:a></text:p>
            </text:list-item>
            <text:list-item>
              <text:p text:style-name="P2"><text:a xlink:type="simple" xlink:href="http://kpogre.sourceforge.net/screenshots/screenshots.html">http://kpogre.sourceforge.net/screenshots/screenshots.html</text:a></text:p>
            </text:list-item>
            <text:list-item>
              <text:p text:style-name="P2"><text:a xlink:type="simple" xlink:href="http://www.sqlmanager.net/">http://www.sqlmanager.net/</text:a></text:p>
            </text:list-item>
          </text:list>
        </text:list-item>
        <text:list-item>
          <text:p text:style-name="P2">Fonctionnalités</text:p>
          <text:list>
            <text:list-item>
              <text:p text:style-name="P2">Générateur de base de données</text:p>
            </text:list-item>
            <text:list-item>
              <text:p text:style-name="P2">Test de requêtes</text:p>
            </text:list-item>
            <text:list-item>
              <text:p text:style-name="P2">SGBD</text:p>
              <text:list>
                <text:list-item>
                  <text:p text:style-name="P2">SQLite</text:p>
                </text:list-item>
                <text:list-item>
                  <text:p text:style-name="P2">MySQL</text:p>
                </text:list-item>
                <text:list-item>
                  <text:p text:style-name="P2">PostGreSQL</text:p>
                </text:list-item>
                <text:list-item>
                  <text:p text:style-name="P2">FireBirdSQL</text:p>
                </text:list-item>
                <text:list-item>
                  <text:p text:style-name="P2">Oracle (via OCILIB)</text:p>
                </text:list-item>
              </text:list>
            </text:list-item>
          </text:list>
        </text:list-item>
      </text:list>
      <text:list xml:id="list305589877" text:continue-list="list912651014" text:style-name="L1">
        <text:list-item>
          <text:p text:style-name="P1">Roadmap</text:p>
          <text:list>
            <text:list-item>
              <text:p text:style-name="P1">0.1</text:p>
            </text:list-item>
          </text:list>
        </text:list-item>
      </text:list>
      <text:list xml:id="list1062674859" text:style-name="L5">
        <text:list-item>
          <text:p text:style-name="P11"><text:span text:style-name="T1">Interface</text:span></text:p>
          <text:list>
            <text:list-item>
              <text:p text:style-name="P11"><text:span text:style-name="T1">Database Browser (à gauche) : juste les tables</text:span></text:p>
            </text:list-item>
            <text:list-item>
              <text:p text:style-name="P11"><text:span text:style-name="T1">PanelGadget (à droite)</text:span></text:p>
              <text:list>
                <text:list-item>
                  <text:p text:style-name="P3">#1 : les champs de la table</text:p>
                </text:list-item>
                <text:list-item>
                  <text:p text:style-name="P3">#2 : le contenu de la table</text:p>
                </text:list-item>
                <text:list-item>
                  <text:p text:style-name="P3">#3 : Requetes SQL</text:p>
                  <text:list>
                    <text:list-item>
                      <text:p text:style-name="P3">PanelGadget</text:p>
                    </text:list-item>
                  </text:list>
                </text:list-item>
              </text:list>
            </text:list-item>
            <text:list-item>
              <text:p text:style-name="P3">EditorGadget (Log)</text:p>
            </text:list-item>
          </text:list>
        </text:list-item>
        <text:list-item>
          <text:p text:style-name="P3">Listing des tables d'une BD</text:p>
        </text:list-item>
        <text:list-item>
          <text:p text:style-name="P3">Create Database – Requester</text:p>
        </text:list-item>
        <text:list-item>
          <text:p text:style-name="P3">Create Table – Requester</text:p>
        </text:list-item>
        <text:list-item>
          <text:p text:style-name="P3">Save Log File</text:p>
        </text:list-item>
        <text:list-item>
          <text:p text:style-name="P3">Requetes SQL - Coloration syntaxique SQL</text:p>
        </text:list-item>
        <text:list-item>
          <text:p text:style-name="P3">Mise en place du SubSystem Database</text:p>
        </text:list-item>
        <text:list-item>
          <text:p text:style-name="P3">Sauvegarde PSD</text:p>
        </text:list-item>
        <text:list-item>
          <text:p text:style-name="P3">Chargement PSD</text:p>
        </text:list-item>
        <text:list-item>
          <text:p text:style-name="P3">Fonctionnel avec SQLite</text:p>
        </text:list-item>
      </text:list>
      <text:list xml:id="list87369949" text:continue-list="list305589877" text:style-name="L1">
        <text:list-item>
          <text:list>
            <text:list-item>
              <text:p text:style-name="P1">0.2</text:p>
            </text:list-item>
          </text:list>
        </text:list-item>
      </text:list>
      <text:list xml:id="list1955998035" text:style-name="L6">
        <text:list-item>
          <text:p text:style-name="P12"><text:span text:style-name="T1">Fonctionnel avec MySQL</text:span></text:p>
        </text:list-item>
        <text:list-item>
          <text:p text:style-name="P4">Query Database</text:p>
        </text:list-item>
        <text:list-item>
          <text:p text:style-name="P4">Rename Database</text:p>
        </text:list-item>
        <text:list-item>
          <text:p text:style-name="P4">Rename Table</text:p>
        </text:list-item>
        <text:list-item>
          <text:p text:style-name="P4">List fields of tables (Dans le treegadget)</text:p>
        </text:list-item>
      </text:list>
      <text:list xml:id="list1204672891" text:continue-list="list87369949" text:style-name="L1">
        <text:list-item>
          <text:list>
            <text:list-item>
              <text:p text:style-name="P1">0.3</text:p>
            </text:list-item>
          </text:list>
        </text:list-item>
      </text:list>
      <text:list xml:id="list1493215570" text:style-name="L7">
        <text:list-item>
          <text:p text:style-name="P13"><text:span text:style-name="T1">Fonctionnel avec PostGreSQL</text:span></text:p>
        </text:list-item>
        <text:list-item>
          <text:p text:style-name="P5">Alter/Modify Table</text:p>
        </text:list-item>
        <text:list-item>
          <text:p text:style-name="P5">Drop Table</text:p>
        </text:list-item>
        <text:list-item>
          <text:p text:style-name="P5">BackUp Table</text:p>
        </text:list-item>
        <text:list-item>
          <text:p text:style-name="P5"><text:soft-page-break/>BackUp Database</text:p>
        </text:list-item>
      </text:list>
      <text:list xml:id="list118732681" text:continue-list="list1204672891" text:style-name="L1">
        <text:list-item>
          <text:list>
            <text:list-item>
              <text:p text:style-name="P1">0.4</text:p>
            </text:list-item>
          </text:list>
        </text:list-item>
      </text:list>
      <text:list xml:id="list1032932247" text:style-name="L8">
        <text:list-item>
          <text:p text:style-name="P14"><text:span text:style-name="T1">Fonctionnel avec FireBirdSQL</text:span></text:p>
        </text:list-item>
        <text:list-item>
          <text:p text:style-name="P6">Create Record</text:p>
        </text:list-item>
        <text:list-item>
          <text:p text:style-name="P6">Edit Record</text:p>
        </text:list-item>
        <text:list-item>
          <text:p text:style-name="P6">Drop Record</text:p>
        </text:list-item>
        <text:list-item>
          <text:p text:style-name="P6">Import records as CSV</text:p>
        </text:list-item>
      </text:list>
      <text:list xml:id="list1078119925" text:continue-list="list118732681" text:style-name="L1">
        <text:list-item>
          <text:list>
            <text:list-item>
              <text:p text:style-name="P1">0.5</text:p>
            </text:list-item>
          </text:list>
        </text:list-item>
      </text:list>
      <text:list xml:id="list1610703008" text:style-name="L9">
        <text:list-item>
          <text:p text:style-name="P15"><text:span text:style-name="T1">Export records as CSV</text:span></text:p>
        </text:list-item>
        <text:list-item>
          <text:p text:style-name="P7">Export SQL dump</text:p>
        </text:list-item>
        <text:list-item>
          <text:p text:style-name="P7">Import SQL dump</text:p>
        </text:list-item>
        <text:list-item>
          <text:p text:style-name="P7">Fonctionnel avec MaxDB</text:p>
        </text:list-item>
        <text:list-item>
          <text:p text:style-name="P7">Sauvegarde du Log</text:p>
        </text:list-item>
      </text:list>
      <text:list xml:id="list1286985766" text:continue-list="list1078119925" text:style-name="L1">
        <text:list-item>
          <text:list>
            <text:list-item>
              <text:p text:style-name="P1">0.6</text:p>
            </text:list-item>
          </text:list>
        </text:list-item>
      </text:list>
      <text:list xml:id="list2075904241" text:style-name="L11">
        <text:list-item text:start-value="1">
          <text:p text:style-name="P16"><text:span text:style-name="T1">Doc</text:span></text:p>
        </text:list-item>
        <text:list-item>
          <text:p text:style-name="P16"><text:span text:style-name="T1">MultiLangage </text:span></text:p>
        </text:list-item>
      </text:list>
      <text:list xml:id="list1507534856" text:continue-list="list1286985766" text:style-name="L1">
        <text:list-item>
          <text:list>
            <text:list-item>
              <text:p text:style-name="P1">0.7</text:p>
            </text:list-item>
          </text:list>
        </text:list-item>
      </text:list>
      <text:list xml:id="list447549776" text:continue-list="list2075904241" text:style-name="L11">
        <text:list-item text:start-value="1">
          <text:p text:style-name="P8">Fonctionnel avec ODBC</text:p>
        </text:list-item>
        <text:list-item>
          <text:p text:style-name="P8">View</text:p>
        </text:list-item>
      </text:list>
      <text:list xml:id="list345645341" text:continue-list="list1507534856" text:style-name="L1">
        <text:list-item>
          <text:list>
            <text:list-item>
              <text:p text:style-name="P1">0.8</text:p>
            </text:list-item>
          </text:list>
        </text:list-item>
      </text:list>
      <text:list xml:id="list2110050266" text:style-name="L14">
        <text:list-item>
          <text:p text:style-name="P17"><text:span text:style-name="T1">Triggers</text:span></text:p>
        </text:list-item>
        <text:list-item>
          <text:p text:style-name="P17"><text:span text:style-name="T1">Fonctionnel avec Tsunami</text:span></text:p>
        </text:list-item>
      </text:list>
      <text:list xml:id="list1087675958" text:continue-list="list345645341" text:style-name="L1">
        <text:list-item>
          <text:list>
            <text:list-item>
              <text:p text:style-name="P1">0.9</text:p>
            </text:list-item>
          </text:list>
        </text:list-item>
      </text:list>
      <text:list xml:id="list1765496823" text:continue-list="list2110050266" text:style-name="L14">
        <text:list-item>
          <text:p text:style-name="P9">Access Privileges</text:p>
        </text:list-item>
        <text:list-item>
          <text:p text:style-name="P9">EasyBase</text:p>
        </text:list-item>
      </text:list>
      <text:list xml:id="list2133341620" text:continue-list="list1087675958" text:style-name="L1">
        <text:list-item>
          <text:list>
            <text:list-item>
              <text:p text:style-name="P1">1.0</text:p>
            </text:list-item>
          </text:list>
        </text:list-item>
        <text:list-item>
          <text:p text:style-name="P1">Améliora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k </meta:initial-creator>
    <meta:creation-date>2010-01-02T19:02:43</meta:creation-date>
    <dc:date>2010-01-02T20:07:20</dc:date>
    <dc:creator>Franck </dc:creator>
    <meta:editing-duration>PT00H09M19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2" meta:paragraph-count="75" meta:word-count="261" meta:character-count="1460"/>
  </office:meta>
</office:document-meta>
</file>